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F660000677500004AAE959F542438A40063.svg" manifest:media-type="image/svg+xml"/>
  <manifest:file-entry manifest:full-path="Pictures/1000000100000340000002592DE11E828EE73C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428cm" svg:height="16.911cm" svg:x="2.256cm" svg:y="2.34cm">
          <draw:image xlink:href="Pictures/10003F660000677500004AAE959F542438A40063.svg" xlink:type="simple" xlink:show="embed" xlink:actuate="onLoad" draw:mime-type="image/svg+xml">
            <text:p/>
          </draw:image>
          <draw:image xlink:href="Pictures/1000000100000340000002592DE11E828EE73CC5.png" xlink:type="simple" xlink:show="embed" xlink:actuate="onLoad" draw:mime-type="image/png"/>
          <svg:title>NHL Network 2012</svg:titl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36cm" fo:margin-bottom="0.936cm" fo:margin-left="0.936cm" fo:margin-right="0.93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7T22:07:25.285000000</dc:date>
    <meta:editing-duration>PT18S</meta:editing-duration>
    <meta:editing-cycles>1</meta:editing-cycles>
    <meta:document-statistic meta:object-count="1"/>
    <meta:generator>LibreOffice/7.5.5.2$Windows_x86 LibreOffice_project/ca8fe7424262805f223b9a2334bc7181abbcbf5e</meta:generator>
  </office:meta>
</office:document-meta>
</file>